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a236a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0a236a" officeooo:paragraph-rsid="000a236a"/>
    </style:style>
    <style:style style:name="P6" style:family="paragraph" style:parent-style-name="Standard">
      <style:paragraph-properties fo:text-align="justify" style:justify-single-word="false"/>
      <style:text-properties officeooo:rsid="000a236a" officeooo:paragraph-rsid="000a236a"/>
    </style:style>
    <style:style style:name="T1" style:family="text">
      <style:text-properties officeooo:rsid="000d2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pecificação de Requisitos - ER</text:p>
      <text:p text:style-name="Standard"/>
      <text:p text:style-name="Standard">Sistema da Delicias Gourmet</text:p>
      <text:p text:style-name="Standard"/>
      <text:p text:style-name="Standard">1 – Descrição Textual:</text:p>
      <text:p text:style-name="Standard"/>
      <text:p text:style-name="P1">Estudo de Caso: Sistema da Delícias Gourmet.</text:p>
      <text:p text:style-name="P1"/>
      <text:p text:style-name="P4"><text:s text:c="3"/>Em uma indústria alimentícia chamada Delícias Gourmet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2"/>
      <text:p text:style-name="P2"><text:s text:c="3"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2"/>
      <text:p text:style-name="P2"><text:s text:c="3"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</text:p>
      <text:p text:style-name="P2">feitos por João.</text:p>
      <text:p text:style-name="P2"/>
      <text:p text:style-name="P2"><text:s text:c="2"/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3"><text:s text:c="2"/></text:p>
      <text:p text:style-name="P3"><text:s text:c="2"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2"/>
      <text:p text:style-name="P2"><text:s text:c="2"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2"/>
      <text:p text:style-name="P2"><text:s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Delícias Gourmet mantenha sua reputação de qualidade e satisfação do cliente.</text:p>
      <text:p text:style-name="P2"/>
      <text:p text:style-name="P5">2. Oque o Sistema Deve Fazer <text:span text:style-name="T1">(Funções básicas:</text:span></text:p>
      <text:p text:style-name="P5"><text:s/></text:p>
      <text:p text:style-name="P5"><text:s text:c="2"/><text:span text:style-name="T1">R1.1 Resgistrar a venda em andamen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44:22.683553519</meta:creation-date>
    <dc:date>2023-04-26T22:21:44.801380070</dc:date>
    <meta:editing-duration>PT3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17" meta:character-count="2755" meta:non-whitespace-character-count="2330"/>
  </office:meta>
</office:document-meta>
</file>